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333333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1" table:number-columns-repeated="11" table:default-cell-style-name="Default"/>
        <table:table-column table:style-name="co3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4.032" calcext:value-type="float">
            <text:p>4.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3.002" calcext:value-type="float">
            <text:p>3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3.002" calcext:value-type="float">
            <text:p>3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table:number-columns-repeated="11"/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2.002" calcext:value-type="float">
            <text:p>2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5.001" calcext:value-type="float">
            <text:p>5.001</text:p>
          </table:table-cell>
          <table:table-cell/>
          <table:table-cell table:style-name="ce1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mm</text:p>
          </table:table-cell>
          <table:table-cell/>
          <table:table-cell office:value-type="string" calcext:value-type="string">
            <text:p>L_0, mm</text:p>
          </table:table-cell>
          <table:table-cell office:value-type="string" calcext:value-type="string">
            <text:p>F_0, kH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2.002" calcext:value-type="float">
            <text:p>2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70 +- 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9:08:37.582898701</meta:creation-date>
    <dc:date>2021-03-01T10:20:47.853327136</dc:date>
    <meta:editing-duration>PT10S</meta:editing-duration>
    <meta:editing-cycles>1</meta:editing-cycles>
    <meta:document-statistic meta:table-count="1" meta:cell-count="206" meta:object-count="0"/>
    <meta:generator>LibreOffice/6.4.6.2$Linux_X86_64 LibreOffice_project/40$Build-2</meta:generator>
  </office:meta>
</office:document-meta>
</file>